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Results">
        <table:table-row>
          <table:table-cell office:value-type="string">
            <text:p>handle</text:p>
          </table:table-cell>
          <table:table-cell office:value-type="string">
            <text:p>text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r3</text:p>
          </table:table-cell>
          <table:table-cell office:value-type="string">
            <text:p>r4</text:p>
          </table:table-cell>
          <table:table-cell office:value-type="string">
            <text:p>r5</text:p>
          </table:table-cell>
          <table:table-cell office:value-type="string">
            <text:p>r6</text:p>
          </table:table-cell>
          <table:table-cell office:value-type="string">
            <text:p>r7</text:p>
          </table:table-cell>
          <table:table-cell office:value-type="string">
            <text:p>r8</text:p>
          </table:table-cell>
          <table:table-cell office:value-type="string">
            <text:p>r9</text:p>
          </table:table-cell>
          <table:table-cell office:value-type="string">
            <text:p>r10</text:p>
          </table:table-cell>
        </table:table-row>
        <table:table-row>
          <table:table-cell office:value-type="string">
            <text:p>Southwest</text:p>
          </table:table-cell>
          <table:table-cell office:value-type="string">
            <text:p>@SouthwestAir  reservation (FEHQNE)  21FEB15 | DCA-RSW. Want refund not credit for Cancelled Flightled flight please.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United</text:p>
          </table:table-cell>
          <table:table-cell office:value-type="string">
            <text:p>@united thanks. Just a program comment; the system assigned seats behind each other even though pairs were available. I changed it back.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Southwest</text:p>
          </table:table-cell>
          <table:table-cell office:value-type="string">
            <text:p>@SouthwestAir NOW you love me? After taking my money and only taking me halfway home. Sorry. Too Late Flight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US Airways</text:p>
          </table:table-cell>
          <table:table-cell office:value-type="string">
            <text:p>@USAirways On re-accommodation number Lisa (Liza?) in Raleigh was very helpful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Southwest</text:p>
          </table:table-cell>
          <table:table-cell office:value-type="string">
            <text:p>@SouthwestAir I am just wondering when are you going to open up fares for November?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American</text:p>
          </table:table-cell>
          <table:table-cell office:value-type="string">
            <text:p>@AmericanAir  ugh Dump us in dfw w/no luggage then Cancelled Flight our flight 3 more times. Sat arrival now Tue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US Airways</text:p>
          </table:table-cell>
          <table:table-cell office:value-type="string">
            <text:p>@USAirways status shows "delayed" it was just "waiting for takeoff" so did it depart? It certainly didn't at 4:17pm. http://t.co/emRUbu4Wz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Southwest</text:p>
          </table:table-cell>
          <table:table-cell office:value-type="string">
            <text:p>@SouthwestAir Thanks for the quick reply!  I travel a lot...but not that much, lol.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American</text:p>
          </table:table-cell>
          <table:table-cell office:value-type="string">
            <text:p>@AmericanAir No. It does. You could not be more wrong. http://t.co/66NXZhBbMT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elta</text:p>
          </table:table-cell>
          <table:table-cell office:value-type="string">
            <text:p>@JetBlue would have been good to know months ago that you Cancelled Flightled our flights leaving tomorrow #telleveryone #jetblue #NeverAgain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United</text:p>
          </table:table-cell>
          <table:table-cell office:value-type="string">
            <text:p>@united I want my bags. There is vital equipment in there. You are royally screwing me. I'm cranky and want an update.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merican</text:p>
          </table:table-cell>
          <table:table-cell office:value-type="string">
            <text:p>@AmericanAir so am I going to be homeless or do I have a place to stay tonight? Can you respond to me here so I can go back to sleep?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American</text:p>
          </table:table-cell>
          <table:table-cell office:value-type="string">
            <text:p>@AmericanAir you have let me down. Seriously. #unhappycustomer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United</text:p>
          </table:table-cell>
          <table:table-cell office:value-type="string">
            <text:p>@united Understood and thanks! I should have tried reaching out sooner.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United</text:p>
          </table:table-cell>
          <table:table-cell office:value-type="string">
            <text:p>@united gave me a smile today, with a Zero Award... ;-) Computers have some sense of humour :-) http://t.co/JNqNbk7HuT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merican</text:p>
          </table:table-cell>
          <table:table-cell office:value-type="string">
            <text:p>@AmericanAir I need a flight out tonight. Isn't there anything else?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merican</text:p>
          </table:table-cell>
          <table:table-cell office:value-type="string">
            <text:p>@AmericanAir Worst airline. You Cancelled Flight flight, don't let me know, I wait on hold 30 mins, told to enter callback for middle of the night?!!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United</text:p>
          </table:table-cell>
          <table:table-cell office:value-type="string">
            <text:p>@united thanks for the offer, but I finally made it to my destination, albeit hours Late Flight.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merican</text:p>
          </table:table-cell>
          <table:table-cell office:value-type="string">
            <text:p>@AmericanAir Late Flight from phoenix, gave ticks away when arrived chicago, held bags hostage chicago, rented van drove to toledo. 5 hr drive.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US Airways</text:p>
          </table:table-cell>
          <table:table-cell office:value-type="string">
            <text:p>@USAirways nice touch with using my first name.  Very intimate.  I'll be filing a claim soon to be reimbursed. Have a us airways day!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United</text:p>
          </table:table-cell>
          <table:table-cell office:value-type="string">
            <text:p>@United so you jacked out my cousins trip to Portland and then Cancelled Flightled her return trip?! No more Unite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United</text:p>
          </table:table-cell>
          <table:table-cell office:value-type="string">
            <text:p>@united customer service is the WORST. hanging up on customers intentionally after one hour on hold.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United</text:p>
          </table:table-cell>
          <table:table-cell office:value-type="string">
            <text:p>@united yes 1427 Cancelled Flightled. Moved to 333. I'll figure out car rental changes and such.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United</text:p>
          </table:table-cell>
          <table:table-cell office:value-type="string">
            <text:p>@united Keep the flights cheap and early/on time and you are good. Flew @AmericanAir  and Cancelled Flightled my flight 4 times last month. United&amp;gt;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American</text:p>
          </table:table-cell>
          <table:table-cell office:value-type="string">
            <text:p>@AmericanAir thanks for finally letting me get through to book my flight. Frustration  set in... #donedeal #talktoahuma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merican</text:p>
          </table:table-cell>
          <table:table-cell office:value-type="string">
            <text:p>@AmericanAir hey I got a call saying our flight was rescheduled but I can't get through to anyone to see if you're providing a hotel for th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United</text:p>
          </table:table-cell>
          <table:table-cell office:value-type="string">
            <text:p>@united missed it.  Incoming on time, then Sat for 30, then no jetbridge driver...missed a 45min connection from an on time flight...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US Airways</text:p>
          </table:table-cell>
          <table:table-cell office:value-type="string">
            <text:p>@USAirways I got up at 2 am for a 5 am flight from bos to Charlotte which I found was Cancelled Flightled once I got to the gate (1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Delta</text:p>
          </table:table-cell>
          <table:table-cell office:value-type="string">
            <text:p>😂😂 RT @JetBlue: Our fleet's on fleek. http://t.co/rinzYSK6kI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American</text:p>
          </table:table-cell>
          <table:table-cell office:value-type="string">
            <text:p>@AmericanAir My reservation is on hold, not me.  Wish I was on hold but that's not possible with the phone issues at #americanair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US Airways</text:p>
          </table:table-cell>
          <table:table-cell office:value-type="string">
            <text:p>@USAirways so far no call bac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US Airways</text:p>
          </table:table-cell>
          <table:table-cell office:value-type="string">
            <text:p>@USAirways very embarrassing.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Southwest</text:p>
          </table:table-cell>
          <table:table-cell office:value-type="string">
            <text:p>@SouthwestAir though I work for another major airline,  I LOVE your Black history month commercial. I Thank you.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US Airways</text:p>
          </table:table-cell>
          <table:table-cell office:value-type="string">
            <text:p>@USAirways Like I thought this was America.  When did US Airways start operating under the rules of communist Russia?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Southwest</text:p>
          </table:table-cell>
          <table:table-cell office:value-type="string">
            <text:p>@SouthwestAir Hi do you know why WN4287 is already delayed until 9:35pm tonight? Thanks !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Virgin America</text:p>
          </table:table-cell>
          <table:table-cell office:value-type="string">
            <text:p>@VirginAmerica I luv ur people and product! 1 thing is y do u charge for herbal tea but not black tea? I'm not a caffeine drinker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outhwest</text:p>
          </table:table-cell>
          <table:table-cell office:value-type="string">
            <text:p>@SouthwestAir  placed on hold for total of two hours today after flight was Cancelled Flightled. Online option not available. What to do?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US Airways</text:p>
          </table:table-cell>
          <table:table-cell office:value-type="string">
            <text:p>@USAirways Sadly I'm currently booked on one of your flights tomorrow that I will be changing if I can.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Delta</text:p>
          </table:table-cell>
          <table:table-cell office:value-type="string">
            <text:p>@JetBlue okayyyy. But I had huge irons on way out. Promise no shenanigans?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Southwest</text:p>
          </table:table-cell>
          <table:table-cell office:value-type="string">
            <text:p>@SouthwestAir thanks for taking such good care of my luggage... http://t.co/PIvxean3jY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Delta</text:p>
          </table:table-cell>
          <table:table-cell office:value-type="string">
            <text:p>@JetBlue Anywhere warm cause its freezing in NYC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US Airways</text:p>
          </table:table-cell>
          <table:table-cell office:value-type="string">
            <text:p>@USAirways No I was there 12 hrs early! Send me an email to share my experience You don't want this blasting here.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American</text:p>
          </table:table-cell>
          <table:table-cell office:value-type="string">
            <text:p>@americanair new plane, #gogo, easy power for laptop, iPhone, just missing a good boat-style swivel cup holder for my #dietcoke #happyflie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Southwest</text:p>
          </table:table-cell>
          <table:table-cell office:value-type="string">
            <text:p>@SouthwestAir can't DM you without you following me...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US Airways</text:p>
          </table:table-cell>
          <table:table-cell office:value-type="string">
            <text:p>@USAirways ok...i know doors close ~10 minutes before takeoff. stop telling me my flight will leave in 20 minutes when we haven't boarded.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Delta</text:p>
          </table:table-cell>
          <table:table-cell office:value-type="string">
            <text:p>@JetBlue why 730 and not 645 as scheduled?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US Airways</text:p>
          </table:table-cell>
          <table:table-cell office:value-type="string">
            <text:p>@USAirways now you don't know where my luggage is?  Seriously?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United</text:p>
          </table:table-cell>
          <table:table-cell office:value-type="string">
            <text:p>@united they had record of it being at Denver on the concourse prior to me gettin on the shuttle. I just want to confirm its locati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United</text:p>
          </table:table-cell>
          <table:table-cell office:value-type="string">
            <text:p>@united at MSP w/3 employees trying to check in several hundred and the line is crazy might miss our plane be sure to thank these employees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Southwest</text:p>
          </table:table-cell>
          <table:table-cell office:value-type="string">
            <text:p>@SouthwestAir PLEASE HELP! I would die to see the Vegas show! It would be amazing to hear their songs for real!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